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s(theta1)*cos(theta2) + (-sin(theta1)*cos(alpha1))*sin(theta2) <text:s/>+ cos(theta1)*(-sin(theta2)*c(a2)) + (-sin(theta1)*cos(alpha1))*cos(theta2)*c(a2) + sin(theta1)*sin(alpha1)*sin(alpha2) + + cos(theta1)*sin(theta2)*sin(alpha2) + (-sin(theta1)*cos(alpha1))*(-cos(theta2)*sin(alpha2)) + sin(theta1)*sin(alpha1)*c(a2) + cos(theta1)*A2*cos(theta2) + (-sin(theta1)*cos(alpha1))*A2*sin(theta2) + sin(theta1)*sin(alpha1)*(d2) + cos(theta1)*cos(theta2) <text:s/>+ cos(theta1)*(-sin(theta2)*c(a2)) + (-sin(theta1)*cos(alpha1))*cos(theta2)*c(a2) + sin(theta1)*sin(alpha1)*sin(alpha2) + cos(theta1)*sin(theta2)*sin(alpha2) + (-sin(theta1)*cos(alpha1))*(-cos(theta2)*sin(alpha2)) + sin(theta1)*sin(alpha1)*c(a2) <text:s/>+ cos(theta1)*A2*cos(theta2) + (-sin(theta1)*cos(alpha1))*A2*sin(theta2) + sin(theta1)*sin(alpha1)*(d2) + cos(theta1)*cos(theta2) + (-sin(theta1)*cos(alpha1))*sin(theta2) <text:s/>+ cos(theta1)*(-sin(theta2)*c(a2)) + (-sin(theta1)*cos(alpha1))*cos(theta2)*c(a2) + sin(theta1)*sin(alpha1)*sin(alpha2) + cos(theta1)*sin(theta2)*sin(alpha2) + (-sin(theta1)*cos(alpha1))*(-cos(theta2)*sin(alpha2)) + sin(theta1)*sin(alpha1)*c(a2) <text:s/>+ cos(theta1)*A2*cos(theta2) + (-sin(theta1)*cos(alpha1))*A2*sin(theta2) + sin(theta1)*sin(alpha1)*(d2) + + cos(theta1)*cos(theta2) + (-sin(theta1)*cos(alpha1))*sin(theta2) <text:s/>+ cos(theta1)*(-sin(theta2)*c(a2)) + (-sin(theta1)*cos(alpha1))*cos(theta2)*c(a2) + sin(theta1)*sin(alpha1)*sin(alpha2) + cos(theta1)*sin(theta2)*sin(alpha2) + (-sin(theta1)*cos(alpha1))*(-cos(theta2)*sin(alpha2)) + sin(theta1)*sin(alpha1)*c(a2) + <text:s/>cos(theta1)*A2*cos(theta2) + (-sin(theta1)*cos(alpha1))*A2*sin(theta2) + sin(theta1)*sin(alpha1)*(d2) + A1*cos(theta1)*1*1*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4:52:42.479511133</meta:creation-date>
    <dc:date>2020-11-27T14:57:40.819786990</dc:date>
    <meta:editing-duration>PT4M59S</meta:editing-duration>
    <meta:editing-cycles>1</meta:editing-cycles>
    <meta:generator>LibreOffice/7.0.3.1$Linux_X86_64 LibreOffice_project/00$Build-1</meta:generator>
    <meta:document-statistic meta:table-count="0" meta:image-count="0" meta:object-count="0" meta:page-count="1" meta:paragraph-count="1" meta:word-count="89" meta:character-count="1658" meta:non-whitespace-character-count="1563"/>
  </office:meta>
</office:document-meta>
</file>